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5">
      <style:text-properties officeooo:rsid="0018acec" officeooo:paragraph-rsid="0018acec"/>
    </style:style>
    <style:style style:name="P2" style:family="paragraph" style:parent-style-name="Heading_20_5">
      <style:text-properties officeooo:rsid="0019b51c" officeooo:paragraph-rsid="0019b51c"/>
    </style:style>
    <style:style style:name="P3" style:family="paragraph" style:parent-style-name="Heading_20_5">
      <style:text-properties officeooo:rsid="0021f26b" officeooo:paragraph-rsid="0021f26b"/>
    </style:style>
    <style:style style:name="P4" style:family="paragraph" style:parent-style-name="Heading_20_5">
      <style:paragraph-properties fo:margin-top="0cm" fo:margin-bottom="0cm" loext:contextual-spacing="false"/>
      <style:text-properties officeooo:rsid="0018acec" officeooo:paragraph-rsid="0018acec"/>
    </style:style>
    <style:style style:name="P5" style:family="paragraph" style:parent-style-name="Standard">
      <style:text-properties officeooo:rsid="0018acec" officeooo:paragraph-rsid="0018acec"/>
    </style:style>
    <style:style style:name="P6" style:family="paragraph" style:parent-style-name="Standard">
      <style:text-properties officeooo:rsid="0019b51c" officeooo:paragraph-rsid="0019b51c"/>
    </style:style>
    <style:style style:name="P7" style:family="paragraph" style:parent-style-name="Standard">
      <style:text-properties officeooo:rsid="001abde3" officeooo:paragraph-rsid="001abde3"/>
    </style:style>
    <style:style style:name="P8" style:family="paragraph" style:parent-style-name="Standard">
      <style:text-properties officeooo:rsid="001bbb77" officeooo:paragraph-rsid="001bbb77"/>
    </style:style>
    <style:style style:name="P9" style:family="paragraph" style:parent-style-name="Standard">
      <style:text-properties officeooo:rsid="001d3ba5" officeooo:paragraph-rsid="001d3ba5"/>
    </style:style>
    <style:style style:name="P10" style:family="paragraph" style:parent-style-name="Standard">
      <style:text-properties officeooo:rsid="001e71ff" officeooo:paragraph-rsid="001e71ff"/>
    </style:style>
    <style:style style:name="P11" style:family="paragraph" style:parent-style-name="Standard">
      <style:text-properties officeooo:rsid="00202873" officeooo:paragraph-rsid="00202873"/>
    </style:style>
    <style:style style:name="P12" style:family="paragraph" style:parent-style-name="Standard">
      <style:text-properties officeooo:rsid="0021d657" officeooo:paragraph-rsid="0021d657"/>
    </style:style>
    <style:style style:name="P13" style:family="paragraph" style:parent-style-name="Standard">
      <style:text-properties officeooo:rsid="0021f26b" officeooo:paragraph-rsid="0021f26b"/>
    </style:style>
    <style:style style:name="P14" style:family="paragraph" style:parent-style-name="Standard">
      <style:text-properties officeooo:rsid="0024a147" officeooo:paragraph-rsid="0024a147"/>
    </style:style>
    <style:style style:name="P15" style:family="paragraph" style:parent-style-name="Standard">
      <style:text-properties officeooo:rsid="00255876" officeooo:paragraph-rsid="00255876"/>
    </style:style>
    <style:style style:name="P16" style:family="paragraph" style:parent-style-name="Standard">
      <style:text-properties officeooo:rsid="00263380" officeooo:paragraph-rsid="00263380"/>
    </style:style>
    <style:style style:name="P17" style:family="paragraph" style:parent-style-name="Standard">
      <style:text-properties officeooo:rsid="00271ee4" officeooo:paragraph-rsid="00271ee4"/>
    </style:style>
    <style:style style:name="P18" style:family="paragraph" style:parent-style-name="Text_20_body">
      <style:text-properties officeooo:rsid="0018acec" officeooo:paragraph-rsid="0018acec"/>
    </style:style>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paragraph-properties fo:text-align="center" style:justify-single-word="false"/>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paragraph-properties fo:margin-top="0cm" fo:margin-bottom="0cm" loext:contextual-spacing="false"/>
    </style:style>
    <style:style style:name="P30" style:family="paragraph" style:parent-style-name="Text_20_body" style:list-style-name="L2">
      <style:paragraph-properties fo:margin-top="0cm" fo:margin-bottom="0cm" loext:contextual-spacing="false"/>
    </style:style>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paragraph-properties fo:margin-top="0cm" fo:margin-bottom="0cm" loext:contextual-spacing="false"/>
      <style:text-properties officeooo:rsid="0018acec" officeooo:paragraph-rsid="0018acec"/>
    </style:style>
    <style:style style:name="P34" style:family="paragraph" style:parent-style-name="Text_20_body" style:list-style-name="L5">
      <style:paragraph-properties fo:margin-top="0cm" fo:margin-bottom="0cm" loext:contextual-spacing="false"/>
    </style:style>
    <style:style style:name="P35" style:family="paragraph" style:parent-style-name="Text_20_body" style:list-style-name="L6">
      <style:paragraph-properties fo:margin-top="0cm" fo:margin-bottom="0cm" loext:contextual-spacing="false"/>
    </style:style>
    <style:style style:name="P36" style:family="paragraph" style:parent-style-name="Text_20_body" style:list-style-name="L7">
      <style:paragraph-properties fo:margin-top="0cm" fo:margin-bottom="0cm" loext:contextual-spacing="false"/>
    </style:style>
    <style:style style:name="P37" style:family="paragraph" style:parent-style-name="Text_20_body" style:list-style-name="L8">
      <style:paragraph-properties fo:margin-top="0cm" fo:margin-bottom="0cm" loext:contextual-spacing="false"/>
    </style:style>
    <style:style style:name="P38" style:family="paragraph" style:parent-style-name="Text_20_body" style:list-style-name="L9">
      <style:paragraph-properties fo:margin-top="0cm" fo:margin-bottom="0cm" loext:contextual-spacing="false"/>
    </style:style>
    <style:style style:name="P39" style:family="paragraph" style:parent-style-name="Text_20_body" style:list-style-name="L10">
      <style:paragraph-properties fo:margin-top="0cm" fo:margin-bottom="0cm" loext:contextual-spacing="false"/>
    </style:style>
    <style:style style:name="P40" style:family="paragraph" style:parent-style-name="Text_20_body" style:list-style-name="L11">
      <style:paragraph-properties fo:margin-top="0cm" fo:margin-bottom="0cm" loext:contextual-spacing="false"/>
    </style:style>
    <style:style style:name="P41" style:family="paragraph" style:parent-style-name="Text_20_body" style:list-style-name="L12">
      <style:paragraph-properties fo:margin-top="0cm" fo:margin-bottom="0cm" loext:contextual-spacing="false"/>
    </style:style>
    <style:style style:name="P42" style:family="paragraph" style:parent-style-name="Text_20_body" style:list-style-name="L13">
      <style:paragraph-properties fo:margin-top="0cm" fo:margin-bottom="0cm" loext:contextual-spacing="false"/>
    </style:style>
    <style:style style:name="P43" style:family="paragraph" style:parent-style-name="Heading_20_1">
      <style:text-properties officeooo:rsid="0018acec" officeooo:paragraph-rsid="0018acec"/>
    </style:style>
    <style:style style:name="P44" style:family="paragraph" style:parent-style-name="Heading_20_1">
      <style:text-properties officeooo:rsid="0019b51c" officeooo:paragraph-rsid="0019b51c"/>
    </style:style>
    <style:style style:name="P45" style:family="paragraph" style:parent-style-name="Heading_20_1">
      <style:text-properties officeooo:rsid="001bbb77" officeooo:paragraph-rsid="001bbb77"/>
    </style:style>
    <style:style style:name="P46" style:family="paragraph" style:parent-style-name="Heading_20_1">
      <style:text-properties officeooo:rsid="00202873" officeooo:paragraph-rsid="00202873"/>
    </style:style>
    <style:style style:name="P47" style:family="paragraph" style:parent-style-name="Heading_20_1">
      <style:text-properties officeooo:rsid="0021f26b" officeooo:paragraph-rsid="0021f26b"/>
    </style:style>
    <style:style style:name="P48" style:family="paragraph" style:parent-style-name="Heading_20_1">
      <style:text-properties officeooo:rsid="00255876" officeooo:paragraph-rsid="00255876"/>
    </style:style>
    <style:style style:name="T1" style:family="text">
      <style:text-properties officeooo:rsid="00168b31"/>
    </style:style>
    <style:style style:name="T2" style:family="text">
      <style:text-properties style:font-name="STIXGeneral"/>
    </style:style>
    <style:style style:name="T3" style:family="text">
      <style:text-properties style:font-name="STIXGeneral" fo:font-style="italic"/>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1">Machine Learning <text:s/>datacamp-1</text:span></text:p>
      <text:p text:style-name="Standard"/>
      <text:p text:style-name="Text_20_body">You're no novice to data science, but let's make sure we agree on the basics.</text:p>
      <text:p text:style-name="Text_20_body">As Peter from <text:a xlink:type="simple" xlink:href="https://www.drivendata.org/" office:target-frame-name="_blank" xlink:show="new" text:style-name="Internet_20_link" text:visited-style-name="Visited_20_Internet_20_Link">DrivenData</text:a> explained in the video, you're going to be working with school district budget data. This data can be classified in many ways according to certain labels, e.g. <text:span text:style-name="Source_20_Text">Function: Career &amp; Academic Counseling</text:span>, or <text:span text:style-name="Source_20_Text">Position_Type: Librarian</text:span>.</text:p>
      <text:p text:style-name="Text_20_body">Your goal is to develop a model that predicts the probability for each possible label by relying on some correctly labeled examples.</text:p>
      <text:p text:style-name="Text_20_body">What type of machine learning problem is this?</text:p>
      <text:p text:style-name="P5">Option&gt;&gt;</text:p>
      <text:p text:style-name="P18"><text:tab/>.Reinforcement Learning, because the model is learning from the data through a system of rewards and punishments.</text:p>
      <text:p text:style-name="P29">press </text:p>
      <text:list xml:id="list8623058729391267846" text:style-name="L2">
        <text:list-item>
          <text:p text:style-name="P30">Unsupervised Learning, because the model doesn't output labels with certainty.</text:p>
        </text:list-item>
      </text:list>
      <text:p text:style-name="P29">press </text:p>
      <text:list xml:id="list5341685453072119389" text:style-name="L3">
        <text:list-item>
          <text:p text:style-name="P31">Unsupervised Learning, because not all data is correctly classified to begin with.</text:p>
        </text:list-item>
      </text:list>
      <text:p text:style-name="P29">press </text:p>
      <text:list xml:id="list8945402238055086629" text:style-name="L4">
        <text:list-item>
          <text:p text:style-name="P32">Supervised Learning, because the model will be trained using labeled examples.</text:p>
        </text:list-item>
      </text:list>
      <text:p text:style-name="P33">Answer&gt;4</text:p>
      <text:p text:style-name="P33">Yes! Using correctly labeled budget line items to train means this is a supervised learning problem.</text:p>
      <text:p text:style-name="P33"/>
      <text:p text:style-name="P33">&gt;&gt;</text:p>
      <text:p text:style-name="P33">As you know from previous courses, there are different types of supervised machine learning problems. In this exercise you will tell us what type of supervised machine learning problem this is, and why you think so.</text:p>
      <text:p text:style-name="Text_20_body">Remember, your goal is to correctly label budget line items by training a supervised model to predict the probability of each possible label, taking most probable label as the correct label.</text:p>
      <text:h text:style-name="P4" text:outline-level="5">Possible Answers</text:h>
      <text:list xml:id="list2368621749941820105" text:style-name="L5">
        <text:list-item>
          <text:p text:style-name="P34">Regression, because the model will output probabilities.</text:p>
          <text:p text:style-name="P34">press </text:p>
        </text:list-item>
        <text:list-item>
          <text:p text:style-name="P34">Classification, because predicted probabilities will be used to select a label class.</text:p>
          <text:p text:style-name="P34">press </text:p>
        </text:list-item>
        <text:list-item>
          <text:p text:style-name="P34">Regression, because probabilities take a continuous value between 0 and 1.</text:p>
          <text:p text:style-name="P34">press </text:p>
        </text:list-item>
        <text:list-item>
          <text:p text:style-name="P19">Classification, because the model will output probabilities.</text:p>
        </text:list-item>
      </text:list>
      <text:p text:style-name="P33"/>
      <text:p text:style-name="P5">SOLUTIONS&gt;&gt;<text:tab/>4</text:p>
      <text:p text:style-name="P5">Nice! Specifically, we have ourselves a multi-class-multi-label classification problem (quite a mouthful!), because there are 9 broad categories that each take on many possible sub-label instances.</text:p>
      <text:p text:style-name="P5"/>
      <text:p text:style-name="P5">&gt;&gt;</text:p>
      <text:h text:style-name="P43" text:outline-level="1"><text:soft-page-break/>Loading the data</text:h>
      <text:p text:style-name="Text_20_body">Now it's time to check out the dataset! You'll use pandas (which has been pre-imported as <text:span text:style-name="Source_20_Text">pd</text:span>) to load your data into a DataFrame and then do some Exploratory Data Analysis (EDA) of it.</text:p>
      <text:p text:style-name="Text_20_body">The training data is available as <text:span text:style-name="Source_20_Text">TrainingData.csv</text:span>. Your first task is to load it into a DataFrame in the IPython Shell using <text:span text:style-name="Source_20_Text">pd.read_csv()</text:span> along with the keyword argument <text:span text:style-name="Source_20_Text">index_col=0</text:span>.</text:p>
      <text:p text:style-name="Text_20_body">Use methods such as <text:span text:style-name="Source_20_Text">.info()</text:span>, <text:span text:style-name="Source_20_Text">.head()</text:span>, and <text:span text:style-name="Source_20_Text">.tail()</text:span> to explore the budget data and the properties of the features and labels.</text:p>
      <text:p text:style-name="Text_20_body">Some of the column names correspond to <text:span text:style-name="Strong_20_Emphasis">features</text:span> - descriptions of the budget items - such as the <text:span text:style-name="Source_20_Text">Job_Title_Description</text:span> column. The values in this column tell us if a budget item is for a teacher, custodian, or other employee.</text:p>
      <text:p text:style-name="Text_20_body">Some columns correspond to the budget item <text:span text:style-name="Strong_20_Emphasis">labels</text:span> you will be trying to predict with your model. For example, the <text:span text:style-name="Source_20_Text">Object_Type</text:span> column describes whether the budget item is related classroom supplies, salary, travel expenses, etc. </text:p>
      <text:p text:style-name="Text_20_body">Use <text:span text:style-name="Source_20_Text">df.info()</text:span> in the IPython Shell to answer the following questions:</text:p>
      <text:list xml:id="list804984192036476151" text:style-name="L6">
        <text:list-item>
          <text:p text:style-name="P35">How many rows are there in the training data? </text:p>
        </text:list-item>
        <text:list-item>
          <text:p text:style-name="P35">How many columns are there in the training data? </text:p>
        </text:list-item>
        <text:list-item>
          <text:p text:style-name="P20">How many non-null entries are in the <text:span text:style-name="Source_20_Text">Job_Title_Description</text:span> column? </text:p>
        </text:list-item>
      </text:list>
      <text:p text:style-name="P5">SOLUTION:</text:p>
      <text:h text:style-name="P1" text:outline-level="5">Possible Answers</text:h>
      <text:list xml:id="list8238611046967550373" text:style-name="L7">
        <text:list-item>
          <text:p text:style-name="P36">25 rows, 1560 columns, 1560 non-null entries in <text:span text:style-name="Source_20_Text">Job_Title_Description</text:span>.</text:p>
          <text:p text:style-name="P36">press </text:p>
        </text:list-item>
        <text:list-item>
          <text:p text:style-name="P36">25 rows, 1560 columns, 1131 non-null entries in <text:span text:style-name="Source_20_Text">Job_Title_Description</text:span>.</text:p>
          <text:p text:style-name="P36">press </text:p>
        </text:list-item>
        <text:list-item>
          <text:p text:style-name="P36">1560 rows, 25 columns, 1131 non-null entries in <text:span text:style-name="Source_20_Text">Job_Title_Description</text:span>.</text:p>
          <text:p text:style-name="P36">press </text:p>
        </text:list-item>
        <text:list-item>
          <text:p text:style-name="P21">1560 rows, 25 columns, 1560 non-null entries in <text:span text:style-name="Source_20_Text">Job_Title_Description</text:span>.</text:p>
        </text:list-item>
      </text:list>
      <text:p text:style-name="P6">&gt;&gt;&gt;&gt;&gt;3 from (df.info)</text:p>
      <text:p text:style-name="P6"/>
      <text:h text:style-name="P44" text:outline-level="1">Summarizing the data</text:h>
      <text:p text:style-name="Text_20_body">You'll continue your EDA in this exercise by computing summary statistics for the numeric data in the dataset. The data has been pre-loaded into a DataFrame called <text:span text:style-name="Source_20_Text">df</text:span>.</text:p>
      <text:p text:style-name="Text_20_body">You can use <text:span text:style-name="Source_20_Text">df.info()</text:span> in the IPython Shell to determine which columns of the data are numeric, specifically type <text:span text:style-name="Source_20_Text">float64</text:span>. You'll notice that there are two numeric columns, called <text:span text:style-name="Source_20_Text">FTE</text:span> and <text:span text:style-name="Source_20_Text">Total</text:span>.</text:p>
      <text:list xml:id="list2922133754155498416" text:style-name="L8">
        <text:list-item>
          <text:p text:style-name="P37"><text:soft-page-break/><text:span text:style-name="Source_20_Text">FTE</text:span>: Stands for "full-time equivalent". If the budget item is associated to an employee, this number tells us the percentage of full-time that the employee works. A value of 1 means the associated employee works for the schooll full-time. A value close to 0 means the item is associated to a part-time or contracted employee. </text:p>
        </text:list-item>
        <text:list-item>
          <text:p text:style-name="P22"><text:span text:style-name="Source_20_Text">Total</text:span>: Stands for the total cost of the expenditure. This number tells us how much the budget item cost. </text:p>
        </text:list-item>
      </text:list>
      <text:p text:style-name="Text_20_body">After printing summary statistics for the numeric data, your job is to plot a histogram of the non-null <text:span text:style-name="Source_20_Text">FTE</text:span> column to see the distribution of part-time and full-time employees in the dataset.</text:p>
      <text:h text:style-name="P2" text:outline-level="5">Instructions</text:h>
      <text:p text:style-name="Text_20_body">100xp</text:p>
      <text:list xml:id="list5756804571737609659" text:style-name="L9">
        <text:list-item>
          <text:p text:style-name="P38">Print summary statistics of the numeric columns in the DataFrame <text:span text:style-name="Source_20_Text">df</text:span> using the <text:span text:style-name="Source_20_Text">.describe()</text:span> method. </text:p>
        </text:list-item>
        <text:list-item>
          <text:p text:style-name="P38">Import <text:span text:style-name="Source_20_Text">matplotlib.pyplot</text:span> as <text:span text:style-name="Source_20_Text">plt</text:span>. </text:p>
        </text:list-item>
        <text:list-item>
          <text:p text:style-name="P38">Create a histogram of the non-null <text:span text:style-name="Source_20_Text">'FTE'</text:span> column. You can do this by passing <text:span text:style-name="Source_20_Text">df['FTE'].dropna()</text:span> to <text:span text:style-name="Source_20_Text">plt.hist()</text:span>. </text:p>
        </text:list-item>
        <text:list-item>
          <text:p text:style-name="P23">The title has been specified and axes have been labeled, so hit 'Submit Answer' to see how often school employees work full-time! </text:p>
        </text:list-item>
      </text:list>
      <text:p text:style-name="P7">SOLUTION:</text:p>
      <text:p text:style-name="P7"># Print the summary statistics</text:p>
      <text:p text:style-name="P7">print(df.describe())</text:p>
      <text:p text:style-name="P7"/>
      <text:p text:style-name="P7"># Import matplotlib.pyplot as plt</text:p>
      <text:p text:style-name="P7">import matplotlib.pyplot as plt</text:p>
      <text:p text:style-name="P7"/>
      <text:p text:style-name="P7"># Create the histogram</text:p>
      <text:p text:style-name="P7">plt.hist(df['FTE'].dropna())</text:p>
      <text:p text:style-name="P7"/>
      <text:p text:style-name="P7"># Add title and labels</text:p>
      <text:p text:style-name="P7">plt.title('Distribution of %full-time \n employee works')</text:p>
      <text:p text:style-name="P7">plt.xlabel('% of full-time')</text:p>
      <text:p text:style-name="P7">plt.ylabel('num employees')</text:p>
      <text:p text:style-name="P7"/>
      <text:p text:style-name="P7"># Display the histogram</text:p>
      <text:p text:style-name="P7">plt.show()</text:p>
      <text:p text:style-name="P7"/>
      <text:p text:style-name="P8">&gt;&gt;</text:p>
      <text:h text:style-name="P45" text:outline-level="1">Encode the labels as categorical variables</text:h>
      <text:p text:style-name="Text_20_body">Remember, your ultimate goal is to predict the probability that a certain label is attached to a budget line item. You just saw that many columns in your data are the inefficient <text:span text:style-name="Source_20_Text">object</text:span> type. Does this include the labels you're trying to predict? Let's find out!</text:p>
      <text:p text:style-name="Text_20_body"><text:soft-page-break/>There are 9 columns of labels in the dataset. Each of these columns is a category that has <text:a xlink:type="simple" xlink:href="https://campus.datacamp.com/courses/machine-learning-with-the-experts-school-budgets/(https://www.drivendata.org/competitions/4/box-plots-for-education/page/15/#labels_list" office:target-frame-name="_blank" xlink:show="new" text:style-name="Internet_20_link" text:visited-style-name="Visited_20_Internet_20_Link">many possible values it can take</text:a>). The 9 labels have been loaded into a list called <text:span text:style-name="Source_20_Text">LABELS</text:span>. In the Shell, check out the type for these labels using <text:span text:style-name="Source_20_Text">df[LABELS].dtypes</text:span>.</text:p>
      <text:p text:style-name="Text_20_body">You will notice that every label is encoded as an object datatype. Because <text:span text:style-name="Source_20_Text">category</text:span> datatypes are <text:a xlink:type="simple" xlink:href="https://www.continuum.io/content/pandas-categoricals" office:target-frame-name="_blank" xlink:show="new" text:style-name="Internet_20_link" text:visited-style-name="Visited_20_Internet_20_Link">much more efficient</text:a> your task is to convert the labels to category types using the <text:span text:style-name="Source_20_Text">.astype()</text:span> method.</text:p>
      <text:p text:style-name="Text_20_body">Note: <text:span text:style-name="Source_20_Text">.astype()</text:span> only works on a pandas Series. Since you are working with a pandas DataFrame, you'll need to use the <text:span text:style-name="Source_20_Text">.apply()</text:span> method and provide a <text:span text:style-name="Source_20_Text">lambda</text:span> function called <text:span text:style-name="Source_20_Text">categorize_label</text:span> that applies <text:span text:style-name="Source_20_Text">.astype()</text:span> to each column, <text:span text:style-name="Source_20_Text">x</text:span>.</text:p>
      <text:h text:style-name="Heading_20_5" text:outline-level="5">Instructions</text:h>
      <text:p text:style-name="Text_20_body">100xp</text:p>
      <text:list xml:id="list1597095434491508899" text:style-name="L10">
        <text:list-item>
          <text:p text:style-name="P39">Define the lambda function <text:span text:style-name="Source_20_Text">categorize_label</text:span> to convert column <text:span text:style-name="Source_20_Text">x</text:span> into <text:span text:style-name="Source_20_Text">x.astype('category')</text:span>. </text:p>
        </text:list-item>
        <text:list-item>
          <text:p text:style-name="P39">Use the <text:span text:style-name="Source_20_Text">LABELS</text:span> list provided to convert the subset of data <text:span text:style-name="Source_20_Text">df[LABELS]</text:span> to categorical types using the <text:span text:style-name="Source_20_Text">.apply()</text:span> method and <text:span text:style-name="Source_20_Text">categorize_label</text:span>. Don't forget <text:span text:style-name="Source_20_Text">axis=0</text:span>. </text:p>
        </text:list-item>
        <text:list-item>
          <text:p text:style-name="P24">Print the converted <text:span text:style-name="Source_20_Text">.dtypes</text:span> attribute of <text:span text:style-name="Source_20_Text">df[LABELS]</text:span>. </text:p>
        </text:list-item>
      </text:list>
      <text:p text:style-name="P9">SOLUTION:</text:p>
      <text:p text:style-name="P10"># Define the lambda function: categorize_label</text:p>
      <text:p text:style-name="P10">categorize_label = lambda x:x.astype('category')</text:p>
      <text:p text:style-name="P10"/>
      <text:p text:style-name="P10"># Convert df[LABELS] to a categorical type</text:p>
      <text:p text:style-name="P10">df[LABELS] = df[LABELS].apply(categorize_label, axis=0)</text:p>
      <text:p text:style-name="P10"/>
      <text:p text:style-name="P10"># Print the converted dtypes</text:p>
      <text:p text:style-name="P10">print(df[LABELS].dtypes)</text:p>
      <text:p text:style-name="P10"/>
      <text:p text:style-name="P10"/>
      <text:p text:style-name="P11">&gt;&gt;</text:p>
      <text:h text:style-name="P46" text:outline-level="1">Counting unique labels</text:h>
      <text:p text:style-name="Text_20_body">As Peter mentioned in the video, there are over 100 unique labels. In this exercise, you will explore this fact by counting and plotting the number of unique values for each category of label.</text:p>
      <text:p text:style-name="Text_20_body">The dataframe <text:span text:style-name="Source_20_Text">df</text:span> and the <text:span text:style-name="Source_20_Text">LABELS</text:span> list have been loaded into the workspace; the <text:span text:style-name="Source_20_Text">LABELS</text:span> columns of <text:span text:style-name="Source_20_Text">df</text:span> have been converted to category types.</text:p>
      <text:p text:style-name="Text_20_body">pandas, which has been pre-imported as <text:span text:style-name="Source_20_Text">pd</text:span>, provides a <text:span text:style-name="Source_20_Text">pd.Series.nunique</text:span> method for counting the number of unique values in a Series.</text:p>
      <text:h text:style-name="Heading_20_5" text:outline-level="5">Instructions</text:h>
      <text:p text:style-name="Text_20_body">100xp</text:p>
      <text:list xml:id="list455165549541854763" text:style-name="L11">
        <text:list-item>
          <text:p text:style-name="P40"><text:soft-page-break/>Create the DataFrame <text:span text:style-name="Source_20_Text">num_unique_labels</text:span> by using the <text:span text:style-name="Source_20_Text">.apply()</text:span> method on <text:span text:style-name="Source_20_Text">df[LABELS]</text:span> with <text:span text:style-name="Source_20_Text">pd.Series.nunique</text:span> as the argument. </text:p>
        </text:list-item>
        <text:list-item>
          <text:p text:style-name="P40">Create a bar plot of <text:span text:style-name="Source_20_Text">num_unique_labels</text:span> using pandas' <text:span text:style-name="Source_20_Text">.plot(kind='bar')</text:span> method. </text:p>
        </text:list-item>
        <text:list-item>
          <text:p text:style-name="P25">The axes have been labeled for you, so hit 'Submit Answer' to see the number of unique values for each label. </text:p>
        </text:list-item>
      </text:list>
      <text:p text:style-name="P12">SOLUTION:</text:p>
      <text:p text:style-name="P12"/>
      <text:p text:style-name="P12"># Import matplotlib.pyplot</text:p>
      <text:p text:style-name="P12">import matplotlib.pyplot as plt</text:p>
      <text:p text:style-name="P12"/>
      <text:p text:style-name="P12"># Calculate number of unique values for each label: num_unique_labels</text:p>
      <text:p text:style-name="P12">num_unique_labels = df[LABELS].apply(pd.Series.nunique)</text:p>
      <text:p text:style-name="P12"/>
      <text:p text:style-name="P12"># Plot number of unique values for each label</text:p>
      <text:p text:style-name="P12">num_unique_labels.plot(kind='bar')</text:p>
      <text:p text:style-name="P12"/>
      <text:p text:style-name="P12"># Label the axes</text:p>
      <text:p text:style-name="P12">plt.xlabel('Labels')</text:p>
      <text:p text:style-name="P12">plt.ylabel('Number of unique values')</text:p>
      <text:p text:style-name="P12"/>
      <text:p text:style-name="P12"># Display the plot</text:p>
      <text:p text:style-name="P12">plt.show()</text:p>
      <text:p text:style-name="P12"/>
      <text:p text:style-name="P13">&gt;&gt;&gt;&gt;</text:p>
      <text:h text:style-name="P47" text:outline-level="1">Penalizing highly confident wrong answers</text:h>
      <text:p text:style-name="Text_20_body">As Peter explained in the video, log loss provides a steep penalty for predictions that are both wrong and confident, i.e., a high probability is assigned to the incorrect class.</text:p>
      <text:p text:style-name="Text_20_body">Suppose you have the following 3 examples:</text:p>
      <text:p text:style-name="P26"><text:bookmark text:name="MathJax-Element-1-Frame"/><text:bookmark text:name="MathJax-Span-1"/><text:bookmark text:name="MathJax-Span-2"/><text:bookmark text:name="MathJax-Span-3"/><text:span text:style-name="T3">A</text:span><text:bookmark text:name="MathJax-Span-4"/><text:span text:style-name="T2">:</text:span><text:bookmark text:name="MathJax-Span-5"/><text:span text:style-name="T3">y</text:span><text:bookmark text:name="MathJax-Span-6"/><text:span text:style-name="T2">=</text:span><text:bookmark text:name="MathJax-Span-7"/><text:span text:style-name="T2">1</text:span><text:bookmark text:name="MathJax-Span-8"/><text:span text:style-name="T2">,</text:span><text:bookmark text:name="MathJax-Span-9"/><text:span text:style-name="T3">p</text:span><text:bookmark text:name="MathJax-Span-10"/><text:span text:style-name="T2">=</text:span><text:bookmark text:name="MathJax-Span-11"/><text:span text:style-name="T2">0.85</text:span></text:p>
      <text:p text:style-name="P26"><text:bookmark text:name="MathJax-Element-2-Frame"/><text:bookmark text:name="MathJax-Span-12"/><text:bookmark text:name="MathJax-Span-13"/><text:bookmark text:name="MathJax-Span-14"/><text:span text:style-name="T3">B</text:span><text:bookmark text:name="MathJax-Span-15"/><text:span text:style-name="T2">:</text:span><text:bookmark text:name="MathJax-Span-16"/><text:span text:style-name="T3">y</text:span><text:bookmark text:name="MathJax-Span-17"/><text:span text:style-name="T2">=</text:span><text:bookmark text:name="MathJax-Span-18"/><text:span text:style-name="T2">0</text:span><text:bookmark text:name="MathJax-Span-19"/><text:span text:style-name="T2">,</text:span><text:bookmark text:name="MathJax-Span-20"/><text:span text:style-name="T3">p</text:span><text:bookmark text:name="MathJax-Span-21"/><text:span text:style-name="T2">=</text:span><text:bookmark text:name="MathJax-Span-22"/><text:span text:style-name="T2">0.99</text:span></text:p>
      <text:p text:style-name="P26"><text:bookmark text:name="MathJax-Element-3-Frame"/><text:bookmark text:name="MathJax-Span-23"/><text:bookmark text:name="MathJax-Span-24"/><text:bookmark text:name="MathJax-Span-25"/><text:span text:style-name="T3">C</text:span><text:bookmark text:name="MathJax-Span-26"/><text:span text:style-name="T2">:</text:span><text:bookmark text:name="MathJax-Span-27"/><text:span text:style-name="T3">y</text:span><text:bookmark text:name="MathJax-Span-28"/><text:span text:style-name="T2">=</text:span><text:bookmark text:name="MathJax-Span-29"/><text:span text:style-name="T2">0</text:span><text:bookmark text:name="MathJax-Span-30"/><text:span text:style-name="T2">,</text:span><text:bookmark text:name="MathJax-Span-31"/><text:span text:style-name="T3">p</text:span><text:bookmark text:name="MathJax-Span-32"/><text:span text:style-name="T2">=</text:span><text:bookmark text:name="MathJax-Span-33"/><text:span text:style-name="T2">0.51</text:span></text:p>
      <text:p text:style-name="Text_20_body">Select the ordering of the examples which corresponds to the lowest to highest log loss scores. <text:span text:style-name="Source_20_Text">y</text:span> is an indicator of whether the example was classified correctly. You shouldn't need to crunch any numbers!</text:p>
      <text:h text:style-name="P3" text:outline-level="5">Answer the question</text:h>
      <text:p text:style-name="Text_20_body">50xp</text:p>
      <text:h text:style-name="Heading_20_5" text:outline-level="5">Possible Answers</text:h>
      <text:list xml:id="list3348836957922510641" text:style-name="L12">
        <text:list-item>
          <text:p text:style-name="P41">Lowest: A, Middle: B, Highest: C.</text:p>
          <text:p text:style-name="P41">press </text:p>
        </text:list-item>
        <text:list-item>
          <text:p text:style-name="P41"><text:soft-page-break/>Lowest: C, Middle: A, Highest: B.</text:p>
          <text:p text:style-name="P41">press </text:p>
        </text:list-item>
        <text:list-item>
          <text:p text:style-name="P41">Lowest: A, Middle: C, Highest: B.</text:p>
          <text:p text:style-name="P41">press </text:p>
        </text:list-item>
        <text:list-item>
          <text:p text:style-name="P27">Lowest: B, Middle: A, Highest: C.</text:p>
        </text:list-item>
      </text:list>
      <text:p text:style-name="P14">answer&gt;&gt;c</text:p>
      <text:p text:style-name="P14">Yes! Of the two incorrect predictions, <text:span text:style-name="Source_20_Text">B</text:span> will have a higher log loss because it is confident <text:span text:style-name="Emphasis">and</text:span> wrong.</text:p>
      <text:p text:style-name="P14"/>
      <text:p text:style-name="P15">&gt;&gt;&gt;</text:p>
      <text:h text:style-name="P48" text:outline-level="1">Computing log loss with NumPy</text:h>
      <text:p text:style-name="Text_20_body">To see how the log loss metric handles the trade-off between accuracy and confidence, we will use some sample data generated with NumPy and compute the log loss using the provided function <text:span text:style-name="Source_20_Text">compute_log_loss()</text:span>, which Peter showed you in the video.</text:p>
      <text:p text:style-name="Text_20_body">5 one-dimensional numeric arrays simulating different types of predictions have been pre-loaded: <text:span text:style-name="Source_20_Text">actual_labels</text:span>, <text:span text:style-name="Source_20_Text">correct_confident</text:span>, <text:span text:style-name="Source_20_Text">correct_not_confident</text:span>, <text:span text:style-name="Source_20_Text">wrong_not_confident</text:span>, and <text:span text:style-name="Source_20_Text">wrong_confident</text:span>.</text:p>
      <text:p text:style-name="Text_20_body">Your job is to compute the log loss for each sample set provided using the <text:span text:style-name="Source_20_Text">compute_log_loss(predicted_values, actual_values)</text:span>. It takes the predicted values as the first argument and the actual values as the second argument.</text:p>
      <text:h text:style-name="Heading_20_5" text:outline-level="5">Instructions</text:h>
      <text:p text:style-name="Text_20_body">100xp</text:p>
      <text:h text:style-name="Heading_20_5" text:outline-level="5">Instructions</text:h>
      <text:p text:style-name="Text_20_body">100xp</text:p>
      <text:list xml:id="list515487637685545610" text:style-name="L13">
        <text:list-item>
          <text:p text:style-name="P42">Using the <text:span text:style-name="Source_20_Text">compute_log_loss()</text:span> function, compute the log loss for the following predicted values (in each case, the actual values are contained in <text:span text:style-name="Source_20_Text">actual_labels</text:span>):</text:p>
          <text:list>
            <text:list-item>
              <text:p text:style-name="P42"><text:span text:style-name="Source_20_Text">correct_confident</text:span>. </text:p>
            </text:list-item>
            <text:list-item>
              <text:p text:style-name="P42"><text:span text:style-name="Source_20_Text">correct_not_confident</text:span>. </text:p>
            </text:list-item>
            <text:list-item>
              <text:p text:style-name="P42"><text:span text:style-name="Source_20_Text">wrong_not_confident</text:span>. </text:p>
            </text:list-item>
            <text:list-item>
              <text:p text:style-name="P42"><text:span text:style-name="Source_20_Text">wrong_confident</text:span>. </text:p>
            </text:list-item>
            <text:list-item>
              <text:p text:style-name="P28"><text:span text:style-name="Source_20_Text">actual_labels</text:span>.</text:p>
            </text:list-item>
          </text:list>
        </text:list-item>
      </text:list>
      <text:p text:style-name="P16">SOLUTIONS:</text:p>
      <text:p text:style-name="P17"># Compute and print log loss for 1st case</text:p>
      <text:p text:style-name="P17">correct_confident = compute_log_loss(correct_confident, actual_labels)</text:p>
      <text:p text:style-name="P17">print("Log loss, correct and confident: {}".format(correct_confident)) </text:p>
      <text:p text:style-name="P17"/>
      <text:p text:style-name="P17"># Compute log loss for 2nd case</text:p>
      <text:p text:style-name="P17">correct_not_confident = compute_log_loss(correct_not_confident, actual_labels)</text:p>
      <text:p text:style-name="P17">print("Log loss, correct and not confident: {}".format(correct_not_confident)) </text:p>
      <text:p text:style-name="P17"><text:soft-page-break/></text:p>
      <text:p text:style-name="P17"># Compute and print log loss for 3rd case</text:p>
      <text:p text:style-name="P17">wrong_not_confident = compute_log_loss(wrong_not_confident, actual_labels)</text:p>
      <text:p text:style-name="P17">print("Log loss, wrong and not confident: {}".format(wrong_not_confident)) </text:p>
      <text:p text:style-name="P17"/>
      <text:p text:style-name="P17"># Compute and print log loss for 4th case</text:p>
      <text:p text:style-name="P17">wrong_confident = compute_log_loss(wrong_confident, actual_labels)</text:p>
      <text:p text:style-name="P17">print("Log loss, wrong and confident: {}".format(wrong_confident)) </text:p>
      <text:p text:style-name="P17"/>
      <text:p text:style-name="P17"># Compute and print log loss for actual labels</text:p>
      <text:p text:style-name="P17">actual_labels = compute_log_loss(actual_labels, actual_labels)</text:p>
      <text:p text:style-name="P17">print("Log loss, actual labels: {}".format(actual_labe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2:21:48.732052247</meta:creation-date>
    <dc:date>2018-02-21T23:28:51.255198708</dc:date>
    <meta:editing-duration>PT1H6M55S</meta:editing-duration>
    <meta:editing-cycles>19</meta:editing-cycles>
    <meta:generator>LibreOffice/5.1.6.2$Linux_X86_64 LibreOffice_project/10m0$Build-2</meta:generator>
    <meta:document-statistic meta:table-count="0" meta:image-count="0" meta:object-count="0" meta:page-count="7" meta:paragraph-count="165" meta:word-count="1634" meta:character-count="10708" meta:non-whitespace-character-count="9242"/>
  </office:meta>
</office:document-meta>
</file>